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ru" fo:country="RU" style:font-name-asian="Times New Roman1" style:font-name-complex="Times New Roman1"/>
    </style:style>
    <style:style style:name="T3" style:family="text">
      <style:text-properties style:font-name="Times New Roman" fo:language="ru" fo:country="RU" fo:font-weight="bold" style:font-weight-asian="bold" style:font-weight-complex="bold"/>
    </style:style>
    <style:style style:name="T4" style:family="text">
      <style:text-properties style:font-name="Times New Roman" fo:language="ru" fo:country="RU" fo:font-weight="normal" style:font-weight-asian="normal" style:font-weight-complex="normal"/>
    </style:style>
    <style:style style:name="T5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Times New Roman" fo:language="en" fo:country="US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Times New Roman"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9" style:family="text">
      <style:text-properties style:font-name="Times New Roman"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0" style:family="text">
      <style:text-properties style:font-name="Times New Roman" fo:language="en" fo:country="US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Times New Roman" fo:language="en" fo:country="US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weight="bold" style:font-weight-asian="bold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language="en" fo:country="US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5cm" draw:z-index="0"><draw:image xlink:href="../images/0059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Логарифм натуральный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6">C</text:span><text:span text:style-name="T12">и</text:span> <text:span text:style-name="T16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71cm" svg:height="1.769cm" draw:z-index="1"><draw:image xlink:href="../images/0059s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<text:span text:style-name="T13">векторизован</text:span><text:span text:style-name="T12">, </text:span>возвращает выходное значение, вычисленное по формуле:</text:p>
            <text:p text:style-name="P4"><draw:frame draw:style-name="fr3" draw:name="Объект1" text:anchor-type="as-char" svg:width="4.877cm" svg:height="0.56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Text_20_body">где <draw:frame draw:style-name="fr3" draw:name="Объект2" text:anchor-type="as-char" svg:width="2.189cm" svg:height="0.549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12">амплитуда, круговая частота и фаза</text:span>,</text:p>
            <text:p text:style-name="Text_20_body"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– вхо<text:span text:style-name="T14">дно</text:span><text:span text:style-name="T15">й и выходной сигналы</text:span><text:span text:style-name="T14">.</text:span></text:p>
            <text:p text:style-name="Text_20_body"><text:span text:style-name="T3">Свойства</text:span>:</text:p>
            <text:list xml:id="list1699382702968498908" text:style-name="L1">
              <text:list-item>
                <text:p text:style-name="P5"><text:span text:style-name="T1">Амплитуда – коэффициент</text:span><text:span text:style-name="T1"><draw:frame draw:style-name="fr3" draw:name="Объект4" text:anchor-type="as-char" svg:width="0.482cm" svg:height="0.549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.</text:span></text:p>
              </text:list-item>
              <text:list-item>
                <text:p text:style-name="P5"><text:span text:style-name="T1">Частота – коэффициент</text:span><text:span text:style-name="T1"><draw:frame draw:style-name="fr3" draw:name="Объект6" text:anchor-type="as-char" svg:width="0.55cm" svg:height="0.28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">.</text:span></text:p>
              </text:list-item>
              <text:list-item>
                <text:p text:style-name="P5"><text:span text:style-name="T2">Фаза</text:span><text:span text:style-name="T1"> – коэффициент</text:span><text:span text:style-name="T1"><draw:frame draw:style-name="fr3" draw:name="Объект5" text:anchor-type="as-char" svg:width="0.566cm" svg:height="0.549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">.</text:span></text:p>
              </text:list-item>
            </text:list>
            <text:p text:style-name="Text_20_body">Параметры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Text_20_body"><text:span text:style-name="T17">Примечания</text:span>:</text:p>
            <text:list xml:id="list7800984665473239364" text:style-name="L2">
              <text:list-item>
                <text:p text:style-name="P6"><text:span text:style-name="T4">По умолчанию данный блок реализует логарифмическое натуральное преобразование входного сигнала (скалярного или векторного) с коэффициентами</text:span><text:span text:style-name="T4"><draw:frame draw:style-name="fr3" draw:name="Object3" text:anchor-type="as-char" svg:width="4.025cm" svg:height="0.549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.</text:span></text:p>
              </text:list-item>
              <text:list-item>
                <text:p text:style-name="P7"><text:span text:style-name="T7">Именованные свойства </text:span><text:span text:style-name="T6">могут быть заданы </text:span><text:span text:style-name="T7">как </text:span><text:span text:style-name="T10">локальные</text:span><text:span text:style-name="T7"> переменные модели (или субмодели) во вкладке </text:span><text:span text:style-name="T10">Параметры,</text:span><text:span text:style-name="T7"> как </text:span><text:span text:style-name="T10">глобальные</text:span><text:span text:style-name="T7"> сигналы проекта при помощи пункта главного меню </text:span><text:span text:style-name="T5">Сервис</text:span><text:span text:style-name="T7"> </text:span><text:span text:style-name="T8">→</text:span><text:span text:style-name="T9"> </text:span><text:span text:style-name="T11">Сигналы,</text:span><text:span text:style-name="T7"> </text:span><text:span text:style-name="T6">или как </text:span><text:span text:style-name="T5">внешние</text:span><text:span text:style-name="T6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огарифм натуральный</dc:title>
    <dc:date>2014-12-01T15:34:33.01</dc:date>
    <meta:generator>OpenOffice/4.1.1$Win32 OpenOffice.org_project/411m6$Build-9775</meta:generator>
    <meta:editing-duration>PT2H19M13S</meta:editing-duration>
    <meta:editing-cycles>151</meta:editing-cycles>
    <meta:document-statistic meta:table-count="1" meta:image-count="2" meta:object-count="7" meta:page-count="1" meta:paragraph-count="18" meta:word-count="122" meta:character-count="836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ln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ln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 =1,~ f=0</annotation>
  </semantics>
</math>
</file>